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637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4pt" style:font-name-asian="Calibri" style:font-size-asian="14pt" style:font-name-complex="Calibri" style:font-size-complex="14pt"/>
    </style:style>
  </office:automatic-styles>
  <office:body>
    <office:spreadsheet>
      <table:table table:name="Sayfa1" table:style-name="ta1">
        <table:table-column table:style-name="co1" table:default-cell-style-name="Default"/>
        <table:table-row table:style-name="ro1">
          <table:table-cell table:style-name="ce1"/>
        </table:table-row>
        <table:table-row table:style-name="ro2">
          <table:table-cell table:style-name="ce2" office:value-type="string" calcext:value-type="string">
            <text:p>Js , Jquery,sass,html-5 ile toplama Oyunu</text:p>
          </table:table-cell>
        </table:table-row>
        <table:table-row table:style-name="ro3">
          <table:table-cell table:style-name="ce3" office:value-type="string" calcext:value-type="string">
            <text:p><text:span text:style-name="T1">Sözde Kodlar</text:span><text:span text:style-name="T1">ı</text:span></text:p>
          </table:table-cell>
        </table:table-row>
        <table:table-row table:style-name="ro3">
          <table:table-cell table:style-name="ce4" office:value-type="string" calcext:value-type="string">
            <text:p><text:span text:style-name="T1">1.Öncelikle 1 ile 30 aras</text:span><text:span text:style-name="T1">ı</text:span><text:span text:style-name="T1">nda rasgele say</text:span><text:span text:style-name="T1">ı</text:span><text:span text:style-name="T1"> gelir</text:span></text:p>
          </table:table-cell>
        </table:table-row>
        <table:table-row table:style-name="ro3">
          <table:table-cell table:style-name="ce4" office:value-type="string" calcext:value-type="string">
            <text:p><text:span text:style-name="T1">2.60 saniden geri say</text:span><text:span text:style-name="T1">ı</text:span><text:span text:style-name="T1">m olacak 0 geldi</text:span><text:span text:style-name="T1">ğ</text:span><text:span text:style-name="T1">inde oyun durmal</text:span><text:span text:style-name="T1">ı</text:span></text:p>
          </table:table-cell>
        </table:table-row>
        <table:table-row table:style-name="ro3">
          <table:table-cell table:style-name="ce4" office:value-type="string" calcext:value-type="string">
            <text:p><text:span text:style-name="T1">3.Skor olmal</text:span><text:span text:style-name="T1">ı</text:span><text:span text:style-name="T1"> e</text:span><text:span text:style-name="T1">ğ</text:span><text:span text:style-name="T1">er hesap dogruysa her soru 100 puan yanl</text:span><text:span text:style-name="T1">ış</text:span><text:span text:style-name="T1">sa 50 puan skordan dü</text:span><text:span text:style-name="T1">ş</text:span><text:span text:style-name="T1">meli</text:span></text:p>
          </table:table-cell>
        </table:table-row>
        <table:table-row table:style-name="ro3">
          <table:table-cell table:style-name="ce4" office:value-type="string" calcext:value-type="string">
            <text:p><text:span text:style-name="T1">4.Örne</text:span><text:span text:style-name="T1">ğ</text:span><text:span text:style-name="T1">in 1 ile 30 aras</text:span><text:span text:style-name="T1">ı</text:span><text:span text:style-name="T1">nda 15 geldi say</text:span><text:span text:style-name="T1">ı</text:span><text:span text:style-name="T1"> alt tarafda toplam 9 tane kutu bulunacak toplamlar</text:span><text:span text:style-name="T1">ı</text:span><text:span text:style-name="T1"> 15 olana kadar en fazla 3 tane kutu seçebilir.</text:span></text:p>
          </table:table-cell>
        </table:table-row>
        <table:table-row table:style-name="ro3">
          <table:table-cell table:style-name="ce4" office:value-type="string" calcext:value-type="string">
            <text:p><text:span text:style-name="T1">5.Bu alt taraftaki say</text:span><text:span text:style-name="T1">ı</text:span><text:span text:style-name="T1">lar da rasgele gelmeli </text:span></text:p>
          </table:table-cell>
        </table:table-row>
        <table:table-row table:style-name="ro3">
          <table:table-cell table:style-name="ce4" office:value-type="string" calcext:value-type="string">
            <text:p><text:span text:style-name="T1">6.Seçilen kutular bir sonraki ad</text:span><text:span text:style-name="T1">ı</text:span><text:span text:style-name="T1">mda silinmesi gerekir. :)</text:span></text:p>
          </table:table-cell>
        </table:table-row>
        <table:table-row table:style-name="ro4" table:number-rows-repeated="3">
          <table:table-cell/>
        </table:table-row>
        <table:table-row table:style-name="ro4">
          <table:table-cell office:value-type="string" calcext:value-type="string">
            <text:p>1.JavaScript ile Rasgele Sayı Üretme 1 30 arasında ve aşağıdaki divlere de aynı şeklide ve 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2.divleri hangi kutu tıklandığında 1 kutu ya tıkladın 2. kutuya tıkladın gibi mesaj versin</text:p>
          </table:table-cell>
        </table:table-row>
        <table:table-row table:style-name="ro4" table:number-rows-repeated="1048560">
          <table:table-cell/>
        </table:table-row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5T02:26:34.049000000</dc:date>
    <meta:generator>LibreOffice/4.1.2.3$Windows_x86 LibreOffice_project/40b2d7fde7e8d2d7bc5a449dc65df4d08a7dd38</meta:generator>
    <meta:editing-duration>P0D</meta:editing-duration>
    <meta:editing-cycles>1</meta:editing-cycles>
    <meta:document-statistic meta:table-count="1" meta:cell-count="10" meta:object-count="0"/>
  </office:meta>
</office:document-meta>
</file>